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text-properties fo:color="#000000" style:font-name="Cambria" fo:font-size="8pt" fo:font-style="italic" fo:font-weight="normal" officeooo:rsid="00d58ca1" officeooo:paragraph-rsid="00f35aab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fo:color="#000000" style:font-name="Cambria" fo:font-size="8pt" fo:font-style="italic" fo:font-weight="normal" officeooo:rsid="00d58ca1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3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4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5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6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7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8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0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1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4" style:family="paragraph" style:parent-style-name="Table_20_Contents">
      <style:text-properties officeooo:paragraph-rsid="00e181f1"/>
    </style:style>
    <style:style style:name="P65" style:family="paragraph" style:parent-style-name="Table_20_Contents">
      <style:text-properties officeooo:paragraph-rsid="00ca06a8"/>
    </style:style>
    <style:style style:name="P6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6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68" style:family="paragraph">
      <style:paragraph-properties fo:text-align="center"/>
    </style:style>
    <style:style style:name="P69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0b0746f" style:font-name-asian="Font Awesome 5 Brands Regular" style:font-size-asian="8pt" style:font-name-complex="Font Awesome 5 Brands Regular" style:font-size-complex="8pt"/>
    </style:style>
    <style:style style:name="T7" style:family="text">
      <style:text-properties fo:font-size="8pt" officeooo:rsid="00b3d181" style:font-name-asian="Font Awesome 5 Brands Regular" style:font-size-asian="8pt" style:font-name-complex="Font Awesome 5 Brands Regular" style:font-size-complex="8pt"/>
    </style:style>
    <style:style style:name="T8" style:family="text">
      <style:text-properties fo:font-size="8pt" officeooo:rsid="011147b9" style:font-name-asian="Font Awesome 5 Brands Regular" style:font-size-asian="8pt" style:font-name-complex="Font Awesome 5 Brands Regular" style:font-size-complex="8pt"/>
    </style:style>
    <style:style style:name="T9" style:family="text">
      <style:text-properties fo:font-size="8pt" officeooo:rsid="011147b9" style:font-name-asian="Font Awesome 5 Brands Regular" style:font-size-asian="7pt" style:font-name-complex="Font Awesome 5 Brands Regular" style:font-size-complex="8pt"/>
    </style:style>
    <style:style style:name="T10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11" style:family="text">
      <style:text-properties fo:font-size="8pt" fo:font-weight="bold" officeooo:rsid="011147b9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12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13" style:family="text">
      <style:text-properties fo:font-style="italic" officeooo:rsid="006ef40a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a59fa2" style:font-weight-asian="normal" style:font-weight-complex="normal"/>
    </style:style>
    <style:style style:name="T16" style:family="text">
      <style:text-properties fo:font-weight="normal" officeooo:rsid="00c3733e" style:font-weight-asian="normal" style:font-weight-complex="normal"/>
    </style:style>
    <style:style style:name="T17" style:family="text">
      <style:text-properties fo:font-weight="normal" officeooo:rsid="00c567ca" style:font-weight-asian="normal" style:font-weight-complex="normal"/>
    </style:style>
    <style:style style:name="T18" style:family="text">
      <style:text-properties fo:font-weight="normal" officeooo:rsid="00c6342f" style:font-weight-asian="normal" style:font-weight-complex="normal"/>
    </style:style>
    <style:style style:name="T19" style:family="text">
      <style:text-properties fo:font-weight="normal" officeooo:rsid="00c7336d" style:font-weight-asian="normal" style:font-weight-complex="normal"/>
    </style:style>
    <style:style style:name="T20" style:family="text">
      <style:text-properties fo:font-weight="normal" officeooo:rsid="00c862f0" style:font-weight-asian="normal" style:font-weight-complex="normal"/>
    </style:style>
    <style:style style:name="T21" style:family="text">
      <style:text-properties fo:font-weight="normal" officeooo:rsid="00ca06a8" style:font-weight-asian="normal" style:font-weight-complex="normal"/>
    </style:style>
    <style:style style:name="T22" style:family="text">
      <style:text-properties fo:font-weight="normal" officeooo:rsid="00ca57b6" style:font-weight-asian="normal" style:font-weight-complex="normal"/>
    </style:style>
    <style:style style:name="T23" style:family="text">
      <style:text-properties fo:font-weight="normal" officeooo:rsid="00cbf010" style:font-weight-asian="normal" style:font-weight-complex="normal"/>
    </style:style>
    <style:style style:name="T24" style:family="text">
      <style:text-properties fo:font-weight="normal" officeooo:rsid="00cd0718" style:font-weight-asian="normal" style:font-weight-complex="normal"/>
    </style:style>
    <style:style style:name="T25" style:family="text">
      <style:text-properties fo:font-weight="normal" officeooo:rsid="00d2afd5" style:font-weight-asian="normal" style:font-weight-complex="normal"/>
    </style:style>
    <style:style style:name="T26" style:family="text">
      <style:text-properties fo:font-weight="normal" officeooo:rsid="00da3a89" style:font-weight-asian="normal" style:font-weight-complex="normal"/>
    </style:style>
    <style:style style:name="T27" style:family="text">
      <style:text-properties fo:font-weight="normal" officeooo:rsid="00dbb536" style:font-weight-asian="normal" style:font-weight-complex="normal"/>
    </style:style>
    <style:style style:name="T28" style:family="text">
      <style:text-properties fo:font-weight="normal" officeooo:rsid="00dcc73f" style:font-weight-asian="normal" style:font-weight-complex="normal"/>
    </style:style>
    <style:style style:name="T29" style:family="text">
      <style:text-properties fo:font-weight="normal" officeooo:rsid="00dd060c" style:font-weight-asian="normal" style:font-weight-complex="normal"/>
    </style:style>
    <style:style style:name="T30" style:family="text">
      <style:text-properties fo:font-weight="normal" officeooo:rsid="00dde425" style:font-weight-asian="normal" style:font-weight-complex="normal"/>
    </style:style>
    <style:style style:name="T31" style:family="text">
      <style:text-properties fo:font-weight="normal" officeooo:rsid="00dfb959" style:font-weight-asian="normal" style:font-weight-complex="normal"/>
    </style:style>
    <style:style style:name="T32" style:family="text">
      <style:text-properties fo:font-weight="normal" officeooo:rsid="00e19f9e" style:font-weight-asian="normal" style:font-weight-complex="normal"/>
    </style:style>
    <style:style style:name="T33" style:family="text">
      <style:text-properties fo:font-weight="normal" officeooo:rsid="00e8ac98" style:font-weight-asian="normal" style:font-weight-complex="normal"/>
    </style:style>
    <style:style style:name="T34" style:family="text">
      <style:text-properties fo:font-weight="normal" officeooo:rsid="00ea7066" style:font-weight-asian="normal" style:font-weight-complex="normal"/>
    </style:style>
    <style:style style:name="T35" style:family="text">
      <style:text-properties fo:font-weight="normal" officeooo:rsid="00ebf1b9" style:font-weight-asian="normal" style:font-weight-complex="normal"/>
    </style:style>
    <style:style style:name="T36" style:family="text">
      <style:text-properties fo:font-weight="normal" officeooo:rsid="00ed23a6" style:font-weight-asian="normal" style:font-weight-complex="normal"/>
    </style:style>
    <style:style style:name="T37" style:family="text">
      <style:text-properties fo:font-weight="normal" officeooo:rsid="00ef61e7" style:font-weight-asian="normal" style:font-weight-complex="normal"/>
    </style:style>
    <style:style style:name="T38" style:family="text">
      <style:text-properties fo:font-weight="normal" officeooo:rsid="00f0f38c" style:font-weight-asian="normal" style:font-weight-complex="normal"/>
    </style:style>
    <style:style style:name="T39" style:family="text">
      <style:text-properties style:font-name="Cambria" fo:font-weight="bold" style:font-weight-asian="bold" style:font-weight-complex="bold"/>
    </style:style>
    <style:style style:name="T40" style:family="text">
      <style:text-properties style:font-name="Cambria" fo:font-size="8pt" style:font-size-asian="8pt" style:font-size-complex="8pt"/>
    </style:style>
    <style:style style:name="T41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2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3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7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8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49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0" style:family="text">
      <style:text-properties style:font-name="Cambria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51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2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3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4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5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6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7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58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59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1" style:family="text">
      <style:text-properties officeooo:rsid="00a59fa2"/>
    </style:style>
    <style:style style:name="T62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3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4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5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6" style:family="text">
      <style:text-properties style:font-name="Font Awesome 5 Free Solid" officeooo:rsid="00b3d181" style:font-name-asian="Font Awesome 5 Free Solid" style:font-name-complex="Font Awesome 5 Free Solid"/>
    </style:style>
    <style:style style:name="T67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68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69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0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1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2" style:family="text">
      <style:text-properties officeooo:rsid="00b0746f" style:font-name-asian="Font Awesome 5 Brands Regular" style:font-name-complex="Font Awesome 5 Brands Regular"/>
    </style:style>
    <style:style style:name="T73" style:family="text">
      <style:text-properties officeooo:rsid="00b3d181" style:font-name-asian="Font Awesome 5 Brands Regular" style:font-name-complex="Font Awesome 5 Brands Regular"/>
    </style:style>
    <style:style style:name="T74" style:family="text">
      <style:text-properties officeooo:rsid="00e3c31b" style:font-name-asian="Font Awesome 5 Brands Regular" style:font-name-complex="Font Awesome 5 Brands Regular"/>
    </style:style>
    <style:style style:name="T75" style:family="text">
      <style:text-properties fo:color="#0066cc"/>
    </style:style>
    <style:style style:name="T76" style:family="text">
      <style:text-properties fo:color="#0066cc" fo:font-weight="bold" officeooo:rsid="007e0d58" style:font-weight-asian="bold" style:font-weight-complex="bold"/>
    </style:style>
    <style:style style:name="T77" style:family="text">
      <style:text-properties fo:color="#0066cc" fo:font-weight="bold" officeooo:rsid="0095b443" style:font-weight-asian="bold" style:font-weight-complex="bold"/>
    </style:style>
    <style:style style:name="T78" style:family="text">
      <style:text-properties fo:color="#0066cc" officeooo:rsid="00c3733e"/>
    </style:style>
    <style:style style:name="T79" style:family="text">
      <style:text-properties fo:color="#0066cc" officeooo:rsid="00c7336d"/>
    </style:style>
    <style:style style:name="T80" style:family="text">
      <style:text-properties fo:color="#0066cc" officeooo:rsid="00cbf010"/>
    </style:style>
    <style:style style:name="T81" style:family="text">
      <style:text-properties fo:color="#0066cc" officeooo:rsid="00da3a89"/>
    </style:style>
    <style:style style:name="T82" style:family="text">
      <style:text-properties fo:color="#0066cc" officeooo:rsid="00a59fa2"/>
    </style:style>
    <style:style style:name="T83" style:family="text">
      <style:text-properties fo:color="#0066cc" officeooo:rsid="00e8ac98"/>
    </style:style>
    <style:style style:name="T84" style:family="text">
      <style:text-properties fo:color="#0066cc" officeooo:rsid="00fe3ca8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75ec75" style:font-weight-asian="bold" style:font-weight-complex="bold"/>
    </style:style>
    <style:style style:name="T87" style:family="text">
      <style:text-properties officeooo:rsid="00c3733e"/>
    </style:style>
    <style:style style:name="T88" style:family="text">
      <style:text-properties officeooo:rsid="00cd0718"/>
    </style:style>
    <style:style style:name="T89" style:family="text">
      <style:text-properties officeooo:rsid="00d3f7ab"/>
    </style:style>
    <style:style style:name="T90" style:family="text">
      <style:text-properties officeooo:rsid="00d45474"/>
    </style:style>
    <style:style style:name="T91" style:family="text">
      <style:text-properties officeooo:rsid="00e4ae0f"/>
    </style:style>
    <style:style style:name="T92" style:family="text">
      <style:text-properties officeooo:rsid="00ea049a"/>
    </style:style>
    <style:style style:name="T93" style:family="text">
      <style:text-properties officeooo:rsid="00f5bcb3"/>
    </style:style>
    <style:style style:name="T94" style:family="text">
      <style:text-properties officeooo:rsid="00f83f2f"/>
    </style:style>
    <style:style style:name="T95" style:family="text">
      <style:text-properties officeooo:rsid="01094c72"/>
    </style:style>
    <style:style style:name="T96" style:family="text">
      <style:text-properties officeooo:rsid="010f6ea5" style:font-name-asian="Font Awesome 5 Free Solid" style:font-size-asian="7pt" style:font-name-complex="Font Awesome 5 Free Solid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2"/>
        <text:p text:style-name="P50"><text:s/><text:span text:style-name="T39">Alexander van Klaveren<text:tab/><text:tab/><text:tab/></text:span><text:span text:style-name="T69"></text:span><text:span text:style-name="T49"> </text:span><text:span text:style-name="T53">Groningen, The Netherlands</text:span></text:p>
        <text:p text:style-name="P49"><text:s text:c="2"/>Full Stack Developer</text:p>
        <text:p text:style-name="P67"><text:s text:c="2"/><text:tab/><text:tab/><text:tab/><text:tab/><text:tab/><text:tab/><text:tab/><text:tab/><text:tab/><text:span text:style-name="T63"></text:span><text:span text:style-name="T12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0">alexander-van-klaveren-06b49228</text:span></text:span></text:a></text:p>
        <text:p text:style-name="P47"/>
        <text:p text:style-name="P51"><text:span text:style-name="T51"><text:s text:c="2"/></text:span><text:span text:style-name="T65"></text:span><text:span text:style-name="T64"> </text:span><text:span text:style-name="T51">alvanklaveren@gmail.com<text:tab/><text:tab/><text:tab/><text:tab/><text:tab/><text:tab/></text:span><text:span text:style-name="T70"></text:span><text:span text:style-name="T48"> </text:span><text:span text:style-name="T52">https://www.alvanklaveren.com</text:span></text:p>
        <text:p text:style-name="P48"/>
        <text:p text:style-name="P46"><text:span text:style-name="T54"><text:s text:c="2"/></text:span><text:span text:style-name="T96"><text:tab/><text:tab/></text:span><text:span text:style-name="T67"><text:tab/><text:tab/><text:tab/><text:tab/><text:tab/><text:tab/><text:tab/></text:span><text:span text:style-name="T71"></text:span><text:span text:style-name="T72"> <text:s/></text:span><text:span text:style-name="T74">A </text:span><text:span text:style-name="T68"></text:span><text:span text:style-name="T73"> <text:s text:c="2"/>B </text:span><text:span text:style-name="T66"></text:span></text:p>
        <text:p text:style-name="P47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90">i</text:span>s <text:span text:style-name="T90">still</text:span> an absolute joy for me. </text:p>
            <text:p text:style-name="P42">Working in a niece market makes it incredibly fun for me and allows me to use </text:p>
            <text:p text:style-name="P42">my creativity and problem-solving abilities to find solutions that cannot so easily </text:p>
            <text:p text:style-name="P43">be picked from the shelf. Although working individually from time to time, I favor working in teams with like-minded people, sharing knowledge and ideas, while improving the software and each other. </text:p>
            <text:p text:style-name="P40"/>
            <text:p text:style-name="P40">I am always eager to learn new things and am <text:span text:style-name="T94">always</text:span> investing <text:span text:style-name="T89">time</text:span> at home <text:span text:style-name="T89">to familiarize myself with</text:span> <text:span text:style-name="T93">new technologies and paradigms. </text:span><text:s/></text:p>
            <text:p text:style-name="P38"/>
            <text:p text:style-name="P18"/>
            <text:p text:style-name="P16">Experience</text:p>
            <text:p text:style-name="P21"><text:span text:style-name="T75">20</text:span><text:span text:style-name="T78">19</text:span><text:span text:style-name="T75"> – </text:span><text:span text:style-name="T78">present</text:span><text:span text:style-name="T87"><text:tab/>Front- and backend developer</text:span><text:span text:style-name="T16"> at Maccs International BV </text:span><text:span text:style-name="T21">(Vista Group)</text:span><text:span text:style-name="T16">. Working on </text:span></text:p>
            <text:p text:style-name="P65"><text:span text:style-name="T59"><text:tab/><text:tab/></text:span><text:span text:style-name="T60">our </text:span><text:span text:style-name="T59">(AWS) cloud-based solution for theatrical distribution called Mica (www.mica.co),</text:span></text:p>
            <text:p text:style-name="P24"><text:span text:style-name="T33">Groningen</text:span><text:span text:style-name="T16"><text:tab/><text:tab/></text:span><text:span text:style-name="T20">developed using Java (spring-boot) and MariaDB</text:span><text:span text:style-name="T16">. In an agile </text:span><text:span text:style-name="T20">e</text:span><text:span text:style-name="T16">nvironment </text:span><text:span text:style-name="T25">(continuous</text:span></text:p>
            <text:p text:style-name="P23"><text:span text:style-name="T25"><text:tab/><text:tab/>delivery) I and we</text:span><text:span text:style-name="T17">, </text:span><text:span text:style-name="T25">as a </text:span><text:span text:style-name="T17">team, </text:span><text:span text:style-name="T16">interact </text:span><text:span text:style-name="T17">closely with each other and</text:span><text:span text:style-name="T16"> our </text:span><text:span text:style-name="T18">end-users</text:span><text:span text:style-name="T16"> to</text:span></text:p>
            <text:p text:style-name="P23"><text:span text:style-name="T16"><text:tab/><text:tab/></text:span><text:span text:style-name="T20">q</text:span><text:span text:style-name="T16">uickly respond to the needs of our customers. </text:span><text:span text:style-name="T21">F</text:span><text:span text:style-name="T19">rom my years of experience I help in</text:span></text:p>
            <text:p text:style-name="P32"><text:tab/><text:tab/>decisions on database and code architecture, and invest a lot of my free time learning</text:p>
            <text:p text:style-name="P32"><text:tab/><text:tab/>more about new and better “best practices” and Internet security.</text:p>
            <text:p text:style-name="P32"/>
            <text:p text:style-name="P33"/>
            <text:p text:style-name="P25"><text:span text:style-name="T79">2</text:span><text:span text:style-name="T75">01</text:span><text:span text:style-name="T80">0</text:span><text:span text:style-name="T75"> – 201</text:span><text:span text:style-name="T83">8</text:span><text:span text:style-name="T14"><text:tab/></text:span><text:span text:style-name="T88">(Lead) Senior </text:span>developer<text:span text:style-name="T14"> </text:span><text:span text:style-name="T21">at Maccs International B.V. (Transparant Constructions).</text:span></text:p>
            <text:p text:style-name="P64"><text:span text:style-name="T55"><text:tab/><text:tab/></text:span><text:span text:style-name="T56">Working on our main product MACCS </text:span><text:span text:style-name="T57">(www.maccs.com)</text:span><text:span text:style-name="T56">, a de</text:span><text:span text:style-name="T58">s</text:span><text:span text:style-name="T56">ktop application for</text:span></text:p>
            <text:p text:style-name="P26"><text:span text:style-name="T33">Ubbena / Groningen</text:span><text:span text:style-name="T21"><text:tab/></text:span><text:span text:style-name="T26">t</text:span><text:span text:style-name="T21">heatrical distribution using PowerScript (PowerBuilder) and Oracle. </text:span><text:span text:style-name="T23">Took lead and</text:span></text:p>
            <text:p text:style-name="P25"><text:span text:style-name="T23"><text:tab/><text:tab/>majority of projects funded </text:span><text:span text:style-name="T24">b</text:span><text:span text:style-name="T23">y Warner Bros and Paramount. </text:span><text:span text:style-name="T21">Training and coaching</text:span></text:p>
            <text:p text:style-name="P25"><text:span text:style-name="T21"><text:tab/><text:tab/></text:span><text:span text:style-name="T26">c</text:span><text:span text:style-name="T21">olleagues in the </text:span><text:span text:style-name="T23">N</text:span><text:span text:style-name="T21">etherlands and abroad. </text:span><text:span text:style-name="T23">Training and coaching end-users on-site </text:span></text:p>
            <text:p text:style-name="P25"><text:span text:style-name="T23"><text:tab/><text:tab/>in the Netherlands and abroad (mainly Europe). </text:span><text:span text:style-name="T28">At the end of 2014, I<text:tab/>decided to</text:span></text:p>
            <text:p text:style-name="P25"><text:span text:style-name="T28"><text:tab/><text:tab/>combine work with going back to University to get my Master’</text:span><text:span text:style-name="T32">s</text:span><text:span text:style-name="T28"> degree, </text:span><text:span text:style-name="T29">while learning</text:span></text:p>
            <text:p text:style-name="P25"><text:span text:style-name="T29"><text:tab/><text:tab/>more on service oriented architectures and internet security, </text:span><text:span text:style-name="T30">eventually </text:span><text:span text:style-name="T28">mov</text:span><text:span text:style-name="T30">ing </text:span><text:span text:style-name="T28">on </text:span><text:span text:style-name="T29">t</text:span><text:span text:style-name="T28">o </text:span></text:p>
            <text:p text:style-name="P25"><text:span text:style-name="T28"><text:tab/><text:tab/>a new projec</text:span><text:span text:style-name="T31">t</text:span><text:span text:style-name="T28">, at which time I started t</text:span><text:span text:style-name="T22">ransferring </text:span><text:span text:style-name="T28">my </text:span><text:span text:style-name="T22">knowledge and coach </text:span><text:span text:style-name="T26">t</text:span><text:span text:style-name="T22">he new</text:span></text:p>
            <text:p text:style-name="P25"><text:span text:style-name="T22"><text:tab/><text:tab/>scrum teams (</text:span><text:span text:style-name="T28">(lead) </text:span><text:span text:style-name="T22">developers/product owners) to </text:span><text:span text:style-name="T31">e</text:span><text:span text:style-name="T22">ase </text:span><text:span text:style-name="T31">m</text:span><text:span text:style-name="T22">y leave. </text:span></text:p>
            <text:p text:style-name="P34"/>
            <text:p text:style-name="P36"/>
            <text:p text:style-name="P28"><text:span text:style-name="T75">200</text:span><text:span text:style-name="T84">8</text:span><text:span text:style-name="T75"> – 2010</text:span><text:span text:style-name="T14"><text:tab/></text:span>Junior <text:span text:style-name="T92">software developer</text:span><text:span text:style-name="T20"> </text:span><text:span text:style-name="T21">at </text:span><text:span text:style-name="T35">ADG Applications </text:span><text:span text:style-name="T21"><text:s/>Transparant Constructions).</text:span><text:span text:style-name="T14"> </text:span></text:p>
            <text:p text:style-name="P35"><text:tab/><text:tab/>With a Java background (college), in this period I learned to work with Powerbuilder</text:p>
            <text:p text:style-name="P28"><text:span text:style-name="T34">Ubbena</text:span><text:span text:style-name="T14"><text:tab/><text:tab/>and Oracle, give demos to potential customers, deploy MACCS in various countries</text:span></text:p>
            <text:p text:style-name="P28"><text:span text:style-name="T14"><text:tab/><text:tab/>and train end users. </text:span><text:span text:style-name="T36">I s</text:span><text:span text:style-name="T14">uccesfully implemented a pilot project for Paramount in Spain <text:tab/><text:tab/></text:span><text:span text:style-name="T36">(Madrid)</text:span><text:span text:style-name="T14">, </text:span><text:span text:style-name="T36">getting </text:span><text:span text:style-name="T14">Paramount </text:span><text:span text:style-name="T36">aboard for deployment of MACCS in multiple </text:span><text:span text:style-name="T14">territories. </text:span></text:p>
            <text:p text:style-name="P36"/>
            <text:p text:style-name="P2"/>
            <text:p text:style-name="P27"><text:span text:style-name="T75">200</text:span><text:span text:style-name="T81">2</text:span><text:span text:style-name="T75"> – 200</text:span><text:span text:style-name="T84">8</text:span><text:span text:style-name="T14"><text:tab/></text:span><text:span text:style-name="T26">Fresh out of school, I started at a tax advice agency called Slenema &amp; Co. </text:span><text:span text:style-name="T27">As the only</text:span></text:p>
            <text:p text:style-name="P37"><text:tab/><text:tab/>tech-savvy employee I took care of the network infrastructure and application</text:p>
            <text:p text:style-name="P27"><text:span text:style-name="T34">Roden</text:span><text:span text:style-name="T27"><text:tab/><text:tab/>management. In this period I got some certificates in accounting (LOI Praktijkdiploma</text:span></text:p>
            <text:p text:style-name="P29"><text:span text:style-name="T27"><text:tab/><text:tab/>Boekhouden </text:span><text:span text:style-name="T37">(2004) </text:span><text:span text:style-name="T27">/ LOI Moderne Bedrijfsadministratie </text:span><text:span text:style-name="T37">(2006)</text:span><text:span text:style-name="T27">). In this period I</text:span></text:p>
            <text:p text:style-name="P29"><text:span text:style-name="T27"><text:tab/><text:tab/>developed a time-</text:span><text:span text:style-name="T37">r</text:span><text:span text:style-name="T27">egistration </text:span><text:span text:style-name="T38">tool</text:span><text:span text:style-name="T27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75">20</text:span><text:span text:style-name="T82">15</text:span><text:span text:style-name="T75"> – </text:span><text:span text:style-name="T82">2019</text:span><text:span text:style-name="T61"><text:tab/></text:span><text:span text:style-name="T15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75">1998 – 2002</text:span> <text:tab/><text:span text:style-name="T14">Bachelor of Science – Software Engineering</text:span></text:p>
            <text:p text:style-name="P31"><text:tab/><text:tab/><text:span text:style-name="T95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2590595469" text:style-name="L1">
              <text:list-header>
                <text:p text:style-name="P54"/>
              </text:list-header>
            </text:list>
            <text:p text:style-name="P53"><text:span text:style-name="T76">Skills / </text:span><text:span text:style-name="T77">Proficiencies</text:span></text:p>
            <text:p text:style-name="P7">Languages</text:p>
            <text:list xml:id="list154423176464178" text:continue-numbering="true" text:style-name="L1">
              <text:list-item>
                <text:p text:style-name="P55"><text:span text:style-name="T41">Java </text:span><text:span text:style-name="T42">(</text:span><text:span text:style-name="T41">Spring Boot, Hibernate, Wicke</text:span><text:span text:style-name="T43">t, </text:span><text:span text:style-name="T45">Maven, Git, </text:span><text:span text:style-name="T43">Tomcat</text:span><text:span text:style-name="T42">)</text:span><text:span text:style-name="T40"> <text:s text:c="9"/><text:tab/><text:tab/><text:tab/><text:tab/> <text:s text:c="6"/></text:span><text:span text:style-name="T40"><draw:custom-shape text:anchor-type="as-char" svg:y="-0.052in" draw:z-index="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0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1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2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3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7"><text:span text:style-name="T5"><text:tab/></text:span><text:span text:style-name="T3">Advanced </text:span></text:p>
              </text:list-item>
            </text:list>
            <text:p text:style-name="P11"/>
            <text:list xml:id="list382423356" text:style-name="L2">
              <text:list-item>
                <text:p text:style-name="P56"><text:span text:style-name="T42">Typescript (Angular 2), HTML, CSS, Bootstrap</text:span><text:span text:style-name="T40"><text:tab/> <text:s text:c="6"/></text:span><text:span text:style-name="T40"><draw:custom-shape text:anchor-type="as-char" svg:y="-0.052in" draw:z-index="1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7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1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 text:c="2"/></text:span></text:p>
                <text:p text:style-name="P58"><text:span text:style-name="T5"><text:tab/></text:span><text:span text:style-name="T4">Intermediate </text:span></text:p>
                <text:p text:style-name="P60"/>
              </text:list-item>
            </text:list>
            <text:p text:style-name="P4"><text:span text:style-name="T86">Relational </text:span><text:span text:style-name="T85">Databases</text:span></text:p>
            <text:list xml:id="list154422525589674" text:continue-numbering="true" text:style-name="L2">
              <text:list-item>
                <text:p text:style-name="P61"><text:span text:style-name="T41">Oracle, My</text:span><text:span text:style-name="T42">S</text:span><text:span text:style-name="T41">ql, </text:span><text:span text:style-name="T44">MariaD</text:span><text:span text:style-name="T42">B</text:span><text:span text:style-name="T40"><text:tab/><text:tab/> <text:s text:c="10"/></text:span><text:span text:style-name="T40"><draw:custom-shape text:anchor-type="as-char" svg:y="-0.052in" draw:z-index="2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2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2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2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0"><text:s/></text:span><text:span text:style-name="T40"><draw:custom-shape text:anchor-type="as-char" svg:y="-0.052in" draw:z-index="24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s/><text:tab/> </text:span><text:span text:style-name="T3">Advanced </text:span></text:p>
              </text:list-item>
            </text:list>
            <text:p text:style-name="P45"/>
            <text:p text:style-name="P44"><text:span text:style-name="T47">I</text:span><text:span text:style-name="T46">DE</text:span></text:p>
            <text:list xml:id="list154421880439261" text:continue-numbering="true" text:style-name="L2">
              <text:list-item>
                <text:p text:style-name="P62">Eclipse, IntelliJ, Android Studio</text:p>
              </text:list-item>
            </text:list>
            <text:p text:style-name="P9"/>
            <text:p text:style-name="P9">Operating Systems</text:p>
            <text:list xml:id="list4148712343" text:style-name="L3">
              <text:list-item>
                <text:p text:style-name="P63">Windows <text:s/>/ Linux <text:span text:style-name="T91">(</text:span><text:span text:style-name="T62"></text:span><text:span text:style-name="T91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13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0T15:44:21.495040424</dc:date>
    <meta:editing-duration>PT10H9M53S</meta:editing-duration>
    <meta:editing-cycles>239</meta:editing-cycles>
    <meta:generator>LibreOffice/6.0.7.3$Linux_X86_64 LibreOffice_project/00m0$Build-3</meta:generator>
    <meta:document-statistic meta:table-count="1" meta:image-count="0" meta:object-count="0" meta:page-count="1" meta:paragraph-count="65" meta:word-count="544" meta:character-count="3759" meta:non-whitespace-character-count="3074"/>
  </office:meta>
</office:document-meta>
</file>